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sup>
              <mi>a</mi>
              <mi>x</mi>
            </msup>
            <msup>
              <mi>b</mi>
              <mi>x</mi>
            </msup>
            <mrow>
              <mi/>
              <mo stretchy="false">=</mo>
              <mi/>
            </mrow>
            <msup>
              <mrow>
                <mo stretchy="false">(</mo>
                <mi mathvariant="italic">ab</mi>
                <mo stretchy="false">)</mo>
              </mrow>
              <mi>x</mi>
            </msup>
          </mrow>
        </mtd>
      </mtr>
      <mtr>
        <mtd>
          <mrow>
            <mfrac>
              <msup>
                <mi>a</mi>
                <mi>x</mi>
              </msup>
              <msup>
                <mi>b</mi>
                <mi>x</mi>
              </msup>
            </mfrac>
            <mrow>
              <mi/>
              <mo stretchy="false">=</mo>
              <mi/>
            </mrow>
            <msup>
              <mfenced open="(" close=")">
                <mfrac>
                  <mi>a</mi>
                  <mi>b</mi>
                </mfrac>
              </mfenced>
              <mi>x</mi>
            </msup>
          </mrow>
        </mtd>
      </mtr>
      <mtr>
        <mtd>
          <mrow>
            <msup>
              <mi>a</mi>
              <mrow>
                <mn>1</mn>
                <mo stretchy="false">/</mo>
                <mi>n</mi>
              </mrow>
            </msup>
            <mrow>
              <mi/>
              <mo stretchy="false">=</mo>
              <mi/>
            </mrow>
            <mroot>
              <mi>a</mi>
              <mi>n</mi>
            </mroot>
            <mi>,</mi>
            <mi mathvariant="italic">där</mi>
            <mi>n</mi>
            <mi mathvariant="italic">är</mi>
            <mi mathvariant="italic">ett</mi>
            <mrow>
              <mi mathvariant="italic">heltal</mi>
              <mo stretchy="false">⩾</mo>
              <mn>2</mn>
            </mrow>
          </mrow>
        </mtd>
      </mtr>
    </mtable>
    <annotation encoding="StarMath 5.0">a^{x}b^{x} ~=~ (ab)^x
newline
{a^x} over {b^x} ~=~ left ( {a}over{b} right)^x
newline
a^{1/n} ~=~ nroot{n}{a}, där n är ett heltal  geslant 2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3:49:12</meta:creation-date>
    <meta:generator>LibreOffice/3.3$Linux LibreOffice_project/330m19$Build-202</meta:generator>
  </office:meta>
</office:document-meta>
</file>